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Engine.exec( String s1 , int i1 , int i2 , String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Engine.eval( String s1 , int i1 , int i2 , String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